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3.10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Çalışma Sayfası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Difficul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o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d Two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est Substring Without Repeating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dian of Two Sorted 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ngest Palindromic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igZag Conver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erse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ring to Integer (atoi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lindrom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gular Expression Match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tainer With Most Wa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teger to Roma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oman to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ongest Common Pref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Sum Close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etter Combinations of a Phon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4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emove Nth Node From End of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lid Parenthes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rge Two Sorted Lis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enerate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rge k Sorted Li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wap Nodes in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everse Nodes in k-Grou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move Duplicates from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move El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mplement strStr()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ivide Two Integ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bstring with Concatenation of All Wor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xt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ongest Valid Parenthes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earch in Rotated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ind First and Last Position of Element in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earch Insert Posi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alid Sudoku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doku Solv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unt and S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mbination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mbination Sum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irst Missing Positiv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rapping Rain Wat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ultiply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ildcard Match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Jump Gam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ermut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ermutation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otate Ima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Group Anagra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ow(x, n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-Quee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-Queen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ximum Sub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piral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ump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erge Inter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Insert Interv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ength of Last Wo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piral Matrix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rmutation 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otate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Unique Path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Unique Path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inimum Path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alid Numb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lus O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dd Bin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ext Justific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qrt(x)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limbing St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mplify Pa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Edit Dista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et Matrix Zero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earch a 2D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ort Col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inimum Window Sub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ombin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ubs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Word Sear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emove Duplicates from Sorted Array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earch in Rotated Sorted Array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Remove Duplicates from Sorted Lis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emove Duplicates from Sort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argest Rectangle in Histogr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aximal Rectang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artition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cramble 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erge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Gray C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ubset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ecode W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Reverse Linked Lis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estore IP Addres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inary Tree In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Unique Binary Search Tree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Unique Binary Search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Interleaving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Validate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Recover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ame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ymmetric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inary Tree Level 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inary Tree Zigzag Level 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aximum Depth of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onstruct Binary Tree from Preorder and In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onstruct Binary Tree from Inorder and Post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inary Tree Level Order Traversal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vert Sorted Array to Binary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nvert Sorted List to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alanced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inimum Depth of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th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ath Sum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latten Binary Tree to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Distinct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opulating Next Right Pointers in Each N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opulating Next Right Pointers in Each Nod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ascal's Triang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ascal's Triangle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riang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est Time to Buy and Sell Sto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Best Time to Buy and Sell Stock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Best Time to Buy and Sell Stock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Binary Tree Maximum Path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Valid Palindro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Word Ladder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ord Ladd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Longest Consecutive 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um Root to Leaf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urrounded Reg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alindrome Partition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alindrome Partitioning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lone Grap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Gas S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and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ingl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ingle Numb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opy List with Random Poin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Word Brea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Word Break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inked List Cyc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Linked List Cycl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Reorder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inary Tree Pre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Binary Tree Post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LRU Cach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Insertion Sort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ort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ax Points on a Lin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Evaluate Reverse Polish No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Reverse Words in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aximum Product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ind Minimum in Rotated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ind Minimum in Rotated Sorted Array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in Sta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Binary Tree Upside Dow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Read N Characters Given Read4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Read N Characters Given Read4 II - Call multiple tim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Longest Substring with At Most Two Distinct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Intersection of Two Linked Lis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One Edit Dis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ind Peak El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issing Rang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Maximum Ga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ompare Version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raction to Recurring Decim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Two Sum II - Input array is sorte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Excel Sheet Column Tit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ajority El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Two Sum III - Data structure desig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Excel Sheet Column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actorial Trailing Zero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Binary Search Tree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Dungeon Ga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ombine Two Tab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econd Highest Sal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Nth Highest Sal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Rank Scor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Largest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onsecutive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Employees Earning More Than Their Manag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uplicate Emai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Customers Who Never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partment Highest Sal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Department Top Three Salari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Reverse Words in a String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Repeated DNA 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Best Time to Buy and Sell Stock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Rotate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Reverse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Number of 1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Word Frequenc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Valid Phone Numb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Transpose Fi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enth Li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Delete Duplicate Emai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Rising Temperatu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House Rob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Binary Tree Right Side Vie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mber of Isla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Bitwise AND of Numbers Ran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Happy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Remove Linked List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Count Prim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Isomorphic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Reverse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Course Schedu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Implement Trie (Prefix Tree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inimum Size Subarray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Course Schedul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Design Add and Search Words Data Structu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Word Search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House Robb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hortest Palindro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Kth Largest Element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Combination Sum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Contains Duplic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The Skyline Probl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ntains Duplicate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ontains Duplicate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aximal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Count Complete Tree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ectangle Area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asic Calculato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Implement Stack using Queu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Invert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Basic Calculato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ummary Rang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ajority Elemen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Kth Smallest Element in a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ower of Two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Implement Queue using Stack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Number of Digit On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alindrome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Lowest Common Ancestor of a Binary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owest Common Ancestor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Delete Node in a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roduct of Array Except Self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liding Window Maxim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earch a 2D Matrix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Different Ways to Add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Valid Anagr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hortest Word Dist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hortest Word Distanc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hortest Word Distance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trobogrammatic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trobogrammatic Numb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trobogrammatic Number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Group Shifted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Count Univalue Sub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Flatten 2D Vec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eeting Room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eeting Room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Factor Combin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Verify Preorder Sequence in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int Hous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Binary Tree Path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Add Dig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3Sum Smal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ingle Number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Graph Valid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Trips and Us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Ugly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Ugly Numb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aint House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lindrome Permu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alindrome Permutation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Missing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Alien Dictiona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losest Binary Search Tree Valu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Encode and Decode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Closest Binary Search Tree Value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Integer to English Wor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H-Inde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H-Index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aint F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Find the Celebr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irst Bad Vers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erfect Squar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Wiggle Sor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Zigzag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Expression Add Operato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ove Zero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Peeking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Inorder Successor in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Walls and Ga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Find the Duplicat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Unique Word Abbrevi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Game of Lif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Word Patter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Word Pattern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Nim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Flip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Flip Gam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Find Median from Data Stre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Best Meeting Poin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erialize and Deserialize Bin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Binary Tree Longest Consecutive 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Bulls and Cow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Longest Increasing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Remove Invalid Parenthes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mallest Rectangle Enclosing Black Pixel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Range Sum Query - Immutab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Range Sum Query 2D - Immutab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Number of Island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dditiv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Range Sum Query - Mutab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Range Sum Query 2D - Mutab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Best Time to Buy and Sell Stock with Cooldow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inimum Height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parse Matrix Multiplic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Burst Ballo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uper Ugly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Binary Tree Vertical 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Count of Smaller Numbers After Self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Remove Duplicate Let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hortest Distance from All Build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aximum Product of Word Length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Bulb Switch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Generalized Abbrevi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Create Maximum Numb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oin Chan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Number of Connected Components in an Undirected Grap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Wiggle Sor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aximum Size Subarray Sum Equals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ower of Th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ount of Range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Odd Even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Longest Increasing Path in a Matrix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Patching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Verify Preorder Serialization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Reconstruct Itiner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Largest BST Sub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Increasing Triplet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elf Cross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alindrome Pai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House Robber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Counting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Nested List Weigh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Longest Substring with At Most K Distinct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Flatten Nested List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ower of Fou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Integer Brea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Revers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Reverse Vowels of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oving Average from Data Stre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op K Frequent El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Design Tic-Tac-To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Intersection of Two 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Intersection of Two Array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Android Unlock Patter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Data Stream as Disjoint Interval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esign Snake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Russian Doll Envelop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esign Twit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Line Refle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Count Numbers with Unique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Rearrange String k Distance Apar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Logger Rate Limi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ort Transform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Bomb Enem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Design Hit Coun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ax Sum of Rectangle No Larger Than 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Nested List Weight Sum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Water and Jug Probl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Find Leaves of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Valid Perfect Squ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Largest Divisible Subs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lus One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Range Addi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um of Two Integ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uper Po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Find K Pairs with Smallest Su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uess Number Higher or Low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Guess Number Higher or Low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Wiggle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mbination Sum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Kth Smallest Element in a Sorted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Design Phone Directo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Insert Delete GetRandom O(1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Insert Delete GetRandom O(1) - Duplicates allowe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Linked List Random N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Ransom No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huffle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Mini Pars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Lexicographical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First Unique Character in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Longest Absolute File Pa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Find the Differ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Elimination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erfect Rectang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Is Subsequ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UTF-8 Valid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Decode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Longest Substring with At Least K Repeating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Rotate Fun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Integer Replac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Random Pick Inde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Evaluate Divi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th Digi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Binary Wat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Remove K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Frog Jum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um of Left Leav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Convert a Number to Hexadecim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Queue Reconstruction by Heigh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Trapping Rain Water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Valid Word Abbrevi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Longest Palindro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plit Array Largest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inimum Unique Word Abbrevi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Fizz Buzz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Arithmetic Sli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Third Maximum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Add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Partition Equal Subse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Pacific Atlantic Water Flo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entence Screen Fit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Battleships in a 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trong Password Check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aximum XOR of Two Number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Valid Word Squ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Reconstruct Original Digits from Englis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Longest Repeating Character Replac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Word Squar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Convert Binary Search Tree to Sorted Doubly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Construct Quad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erialize and Deserialize N-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N-ary Tree Level 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Flatten a Multilevel Doubly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ncode N-ary Tree to Bin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All O`one Data Structu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inimum Genetic 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Number of Segments in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Non-overlapping Inter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Find Right Interv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ath Sum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Find All Anagrams in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Ternary Expression Pars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K-th Smallest in Lexicographical Ord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Arranging Coi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Find All Duplicate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tring Compres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equence Reconstru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Add Two Number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Arithmetic Slices II - Sub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Number of Boomera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Find All Numbers Disappeared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erialize and Deserialize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elete Node in a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ort Characters By Frequenc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Minimum Number of Arrows to Burst Ballo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Minimum Moves to Equal Array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4Sum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Assign Cook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132 Patter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Circular Array Loo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Poor Pi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Repeated Substring Patter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LFU Cach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Hamming Dist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Minimum Moves to Equal Array Element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Island Perime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an I W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Optimal Account Balanc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Count The Repeti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Unique Substrings in Wraparound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Validate IP Addres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onvex Polyg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Implement Rand10() Using Rand7(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Encode String with Shortest Lengt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oncatenated Wor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Matchsticks to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Ones and Zero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Hea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Number Compl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Total Hamming Dis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Generate Random Point in a Circ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Largest Palindrome Produc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liding Window Media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Magical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License Key Formatt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mallest Good Bas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ind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Max Consecutive On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Predict the Winn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Max Consecutive One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Zuma Ga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Robot Room Clean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The Maz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Increasing Sub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Construct the Rectang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Reverse Pai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Targe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Teemo Attack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Next Greater Element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Random Point in Non-overlapping Rectang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Diagonal Travers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The Maz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Keyboard Row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ind Mode in Binary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IP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Next Greater Elemen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Base 7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he Maz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Relative Rank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Perfect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Most Frequent Subtree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ibonacci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Inorder Successor in BS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Game Play Analysi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Game Play Analysi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Find Bottom Left Tree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Freedom Trail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Find Largest Value in Each Tree Ro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Longest Palindromic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uper Washing Machi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Coin Change 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Random Flip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Detect Capit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Longest Uncommon Subsequence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Longest Uncommon Subsequenc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Continuous Subarray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Longest Word in Dictionary through Dele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Contiguous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Beautiful Arrang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Word Abbrevi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Random Pick with Weigh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Minesweep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Minimum Absolute Difference in B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Lonely Pixel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K-diff Pair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Lonely Pixel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Game Play Analysis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Encode and Decode TinyUR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Construct Binary Tree from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Complex Number Multiplic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Convert BST to Greater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Minimum Time Differ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ingle Element in a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Reverse String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01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iameter of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Output Contest Match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Boundary of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Remove Box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Number of Provi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plit Array with Equal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Binary Tree Longest Consecutive Sequenc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Game Play Analysis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tudent Attendance Record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tudent Attendance Record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Optimal Divi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Brick Wal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plit Concatenated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Next Greater Element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Reverse Words in a String I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Logical OR of Two Binary Grids Represented as Quad-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Maximum Depth of N-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ubarray Sum Equals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Array Partition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Longest Line of Consecutive One in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Binary Tree Til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Find the Closest Palindro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Array Nes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Reshape the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Permutation in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Maximum Vacation D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Median Employee Sala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Managers with at Least 5 Direct Repor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Find Median Given Frequency of Numb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ubtree of Another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Squirrel Simul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Winning Candid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Distribute Cand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Out of Boundary Path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Employee Bonu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Get Highest Answer Rate Ques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ind Cumulative Salary of an Employ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Count Student Number in Depart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Shortest Unsorted Continuous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Kill Proces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Delete Operation for Two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Find Customer Refe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Investments in 2016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Customer Placing the Largest Number of Ord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Erect the F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Design In-Memory File Syst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N-ary Tree Pre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N-ary Tree Postorder Travers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Tag Validato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Fraction Addition and Subtra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Valid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Longest Harmonious Subsequ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Big Countr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Classes More Than 5 Stud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Friend Requests I: Overall Acceptance R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Range Addition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Minimum Index Sum of Two Lis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Non-negative Integers without Consecutive O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Human Traffic of Stadi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Friend Requests II: Who Has the Most Fri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Consecutive Available Sea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esign Compressed String Iterato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Can Place Flow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Construct String from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Sales Pers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ree N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Find Duplicate File in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Triangle Judg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Valid Triangl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Shortest Distance in a Plan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hortest Distance in a Li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Second Degree Follow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Average Salary: Departments VS Compan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Add Bold Tag in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Merge Two Binary Tre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tudents Report By Geograph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Biggest Singl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Not Boring Mov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Task Schedu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Design Circular Que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Add One Row to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Maximum Distance in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Minimum Factoriz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Exchange Sea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wap Sal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Maximum Product of Three Numb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K Inverse Pairs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Course Schedul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Design Excel Sum Formula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mallest Range Covering Elements from K Li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um of Square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Find the Derangement of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Design Log Storage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Exclusive Time of Func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Average of Levels in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Shopping Off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Decode Way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Solve the Equ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Design Circular Deq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esign Search Autocomplete Syst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Maximum Average Subarray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Maximum Average Subarray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Set Mismat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Maximum Length of Pair Cha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Palindromic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Replace Wo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Dota2 Sen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2 Keys Key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4 Keys Key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Find Duplicate Sub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Two Sum IV - Input is a B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Maximum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Print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Coin Pat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Robot Return to Origi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Find K Closest El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Split Array into Consecutive Sub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Remove 9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Image Smooth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Maximum Width of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qual Tree Parti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trange Print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Non-decreasing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Path Sum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Beautiful Arrangemen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Kth Smallest Number in Multiplication Tab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Trim a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Maximum Swa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econd Minimum Node In a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Bulb Switche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Number of Longest Increasing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Longest Continuous Increasing Subsequ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Cut Off Trees for Golf Even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Implement Magic Diction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Map Sum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Valid Parenthesis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24 Ga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Valid Palindrome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Next Closest Ti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Baseball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K Empty Slo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Redundant Conne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Redundant Connection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Repeated String Mat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Longest Univalue Pa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Knight Probability in Chess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Maximum Sum of 3 Non-Overlapping Sub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Employee Import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tickers to Spell Wo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Top K Frequent Wo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Binary Number with Alternating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Number of Distinct Isla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Max Area of Islan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Count Binary Sub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Degree of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Partition to K Equal Sum Subs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Falling Squar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earch in a Binary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Insert into a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earch in a Sorted Array of Unknown Siz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Kth Largest Element in a Stre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Binary Sear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Design HashSe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Design HashMa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Design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Insert into a Sorted Circular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To Lower Cas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Random Pick with Blacklis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Number of Distinct Island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Minimum ASCII Delete Sum for Two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ubarray Product Less Than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Best Time to Buy and Sell Stock with Transaction F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Range Modu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Max Sta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1-bit and 2-bit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Maximum Length of Repeated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Find K-th Smallest Pair Dista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Longest Word in Diction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Accounts Mer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Remove Com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Candy Crus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Find Pivot Inde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plit Linked List in Par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Number of Atom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Minimum Window Sub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elf Dividing Numb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My Calendar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Count Different Palindromic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My Calenda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My Calendar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Flood Fil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entence Similarit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Asteroid Colli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Parse Lisp Express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entence Similarity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Monotone Increasing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Daily Temperatur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Delete and Ear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Cherry Picku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Closest Leaf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Network Delay Ti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Find Smallest Letter Greater Than Targe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Prefix and Suffix Searc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Min Cost Climbing St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argest Number At Least Twice of Oth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Shortest Completing Wo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Contain Viru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Number Of Corner Rectang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IP to CID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Open the Loc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Cracking the Saf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Reach a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Pour Wa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Pyramid Transition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et Intersection Size At Least Tw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Bold Words in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Employee Free Ti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Find Anagram Mapp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pecial Binary 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Prime Number of Set Bits in Binary Represen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Partition Labe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Largest Plus Sig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Couples Holding Han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Toeplitz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Reorganize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Max Chunks To Make Sorted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Max Chunks To Make Sort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Basic Calculator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Jewels and Ston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Basic Calculator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Sliding Puzz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Minimize Max Distance to Gas St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Global and Local Invers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plit B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Swap Adjacent in LR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wim in Rising Wat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K-th Symbol in Gramma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Reaching Poin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Rabbits in Fore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Transform to Chessboa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Minimum Distance Between BST Nod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Letter Case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Is Graph Bipartite?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K-th Smallest Prime Frac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Cheapest Flights Within K Stop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Rotated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Escape The Ghos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Domino and Tromino Til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Custom Sort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Number of Matching Sub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Preimage Size of Factorial Zeroes Func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Valid Tic-Tac-Toe St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Number of Subarrays with Bounded Maxim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Rotat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All Paths From Source to Tar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mallest Rotation with Highest Sco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Champagne Tow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imilar RGB Colo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Minimum Swaps To Make Sequences Increas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Find Eventual Safe Sta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ricks Falling When Hi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Unique Morse Code Wor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Split Array With Same Avera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Number of Lines To Writ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Max Increase to Keep City Skylin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oup Serv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Expressive Wo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Chalkboard XOR Ga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ubdomain Visit Cou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Largest Triangle Area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Largest Sum of Avera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inary Tree Prun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s Rout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Ambiguous Coordina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Linked List Compon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Race Ca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Most Common Wo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hort Encoding of Wo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Shortest Distance to a Charac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Card Flipping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Binary Trees With Fact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Goat Lati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Friends Of Appropriate A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Most Profit Assigning Wor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Making A Large Islan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Count Unique Characters of All Substrings of a Given 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Consecutive Numbers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Positions of Large Group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Masking Personal Inform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Flipping an Ima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Find And Replace in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um of Distances in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Image Overla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Rectangle Overla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New 21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Push Domino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Similar String Group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Magic Squares In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Keys and Roo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plit Array into Fibonacci 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Guess the Wo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Backspace String Comp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Longest Mountain i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Hand of Straigh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hortest Path Visiting All Nod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Shifting Let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Maximize Distance to Closest Pers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Rectangle Area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Loud and Ri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Peak Index in a Mountai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ar Fle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K-Similar 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Exam Roo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core of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Minimum Cost to Hire K Work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Mirror Refle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Buddy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Lemonade Chan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Score After Flipping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hortest Subarray with Sum at Least 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All Nodes Distance K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hortest Path to Get All Ke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mallest Subtree with all the Deepest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Prime Palindro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Transpose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Binary Ga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Reordered Power of 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Advantage Shuff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Minimum Number of Refueling Stop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Leaf-Similar Tre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Length of Longest Fibonacci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Walking Robot Simul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Koko Eating Banana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Middle of the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Stone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Nth Magical Numb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Profitable Schem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Decoded String at Inde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Boats to Save Peop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Reachable Nodes In Subdivided Grap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Projection Area of 3D Shap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Uncommon Words from Two Senten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piral Matrix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Possible Biparti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uper Egg Dro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Fair Candy Swa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Construct Binary Tree from Preorder and Post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Find and Replace Patter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um of Subsequence Width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Surface Area of 3D Shap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Groups of Special-Equivalent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All Possible Full Binary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Maximum Frequency Stac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onotonic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Increasing Order Search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Bitwise ORs of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Orderly Queu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RLE Iter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Online Stock Spa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Numbers At Most N Given Digit Se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Valid Permutations for DI 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Fruit Into Bask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ort Array By Parit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Super Palindrom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Sum of Subarray Minimu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mallest Range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nakes and Ladd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mallest Rang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Online Ele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ort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Cat and Mous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X of a Kind in a Deck of Car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Partition Array into Disjoint Inter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Word Subs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Reverse Only Let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Maximum Sum Circular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Complete Binary Tree Inser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Number of Music Playli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Minimum Add to Make Parentheses Val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ort Array By Parity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3Sum With Multiplic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Minimize Malware Sprea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Long Pressed N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Flip String to Monotone Increas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Three Equal Par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Minimize Malware Spread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Unique Email Address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Binary Subarrays With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Minimum Falling Path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Beautiful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umber of Recent Cal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hortest Brid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Knight Dia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Stamping The 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Reorder Data in Log Fi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Range Sum of B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Minimum Area Rectang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Distinct Subsequence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Valid Mountai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DI String Mat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Find the Shortest Super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Delete Columns to Make Sorte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Minimum Increment to Make Array Uniq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Validate Stack 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Most Stones Removed with Same Row or Colum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Bag of Toke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Largest Time for Given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Reveal Cards In Increasing Ord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Flip Equivalent Binary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Largest Component Size by Common Facto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Verifying an Alien Diction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Array of Doubled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Delete Columns to Make Sorted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Tallest Billboa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Prison Cells After N D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Check Completeness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Regions Cut By Slash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Delete Columns to Make Sorted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N-Repeated Element in Size 2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Maximum Width Ram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Minimum Area Rectangl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Least Operators to Express Numb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Univalued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Vowel Spellcheck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Numbers With Same Consecutive Differ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Binary Tree Camera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Pancake Sor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Powerful Integ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Flip Binary Tree To Match Pre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Equal Rational Numb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K Closest Points to Orig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Subarray Sums Divisible by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Odd Even Jump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Largest Perimeter Triang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Squares of a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Longest Turbulent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Distribute Coins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Unique Paths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Time Based Key-Value Sto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Triples with Bitwise AND Equal To Zer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inimum Cost For Tick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String Without AAA or BBB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Sum of Even Numbers After Que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Interval List Intersec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Vertical Order Traversal of a Bin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Smallest String Starting From Leaf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Add to Array-Form of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Satisfiability of Equality Equ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Broken Calcula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Subarrays with K Different Integ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Cousins in Binary Tr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Rotting Oran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Minimum Number of K Consecutive Bit Flip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Number of Squareful 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Find the Town Jud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Maximum Binary Tre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Available Captures for Roo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nimum Cost to Merge Sto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Grid Illumin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ind Common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heck If Word Is Valid After Substitu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Max Consecutive Ones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Maximize Sum Of Array After K Negat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Clumsy Factori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Minimum Domino Rotations For Equal Ro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Construct Binary Search Tree from Preorder Travers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Complement of Base 10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Pairs of Songs With Total Durations Divisible by 60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Capacity To Ship Packages Within D D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Numbers With Repeated Digi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Partition Array Into Three Parts With Equal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Best Sightseeing Pai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Smallest Integer Divisible by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Binary String With Substrings Representing 1 To 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Convert to Base -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Binary Prefix Divisible By 5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Next Greater Node In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Number of Encla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Remove Outermost Parenthes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Sum of Root To Leaf Binary Numb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Camelcase Match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Video Stitch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Divisor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Maximum Difference Between Node and Ancest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Longest Arithmetic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Recover a Tree From Preorder Traversal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Two City Schedul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Matrix Cells in Distance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Maximum Sum of Two Non-Overlapping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Stream of Charact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Moving Stones Until Consecutiv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Coloring A Bord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Uncrossed Lin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Escape a Large Maz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Valid Boomera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Binary Search Tree to Greater Sum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Minimum Score Triangulation of Polyg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Moving Stones Until Consecutiv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Robot Bounded In Circ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Flower Planting With No Adjac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Partition Array for Maximum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Longest Duplicate Sub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Customers Who Bought All Produc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Last Stone Weigh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Remove All Adjacent Duplicates In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Longest String Cha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Last Stone Weigh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Actors and Directors Who Cooperated At Least Three Tim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Height Check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Grumpy Bookstore Own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Previous Permutation With One Swa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Distant Barc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Shortest Way to Form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Confusing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Campus Bik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Minimize Rounding Error to Meet Tar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All Paths from Source Lead to Destin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Missing Element in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xicographically Smallest Equivalent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Longest Repeating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Number of Valid Sub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Fixed Poi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Index Pairs of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Campus Bike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Digit Count in Ran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Product Sales Analysi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Product Sales Analysi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Product Sales Analysis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Greatest Common Divisor of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Flip Columns For Maximum Number of Equal Row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Adding Two Negabinary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Number of Submatrices That Sum to Targe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Project Employee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oject Employee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Project Employees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Occurrences After Bigr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Letter Tile Possibilit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Insufficient Nodes in Root to Leaf Path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mallest Subsequence of Distinct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Sales Analysi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Sales Analysi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Sales Analysis I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Sum of Digits in the Minimum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High Fiv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Brace Expan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Confusing Number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Duplicate Zero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Largest Values From Labe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Shortest Path in Binary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Shortest Common Super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Statistics from a Large Samp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Car Pool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Find in Mountain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Brace Expansion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Game Play Analysis 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Unpopular Book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Two Sum Less Than 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Find K-Length Substrings With No Repeated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The Earliest Moment When Everyone Become Fri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Path With Maximum Minimum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Distribute Candies to Peop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Path In Zigzag Labelled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Filling Bookcase Shel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Parsing A Boolean Express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New Users Daily Cou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Defanging an IP Addres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Corporate Flight Book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Delete Nodes And Return Fore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Maximum Nesting Depth of Two Valid Parentheses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Highest Grade For Each Stud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Reported Pos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Print in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Print FooBar Alternatel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Print Zero Even Od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Building H2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Number of Days in a Mont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Remove Vowels from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Maximum Average Sub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Divide Array Into Increasing 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Relative Sort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Lowest Common Ancestor of Deepest Lea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Longest Well-Performing Interv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Smallest Sufficient Te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Active Busines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User Purchase Platfor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Number of Equivalent Domino P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Shortest Path with Alternating Col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Minimum Cost Tree From Leaf Valu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Maximum of Absolute Value Expres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Reported Post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Largest Uniqu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Armstrong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Connecting Cities With Minimum Co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Parallel Cour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N-th Tribonacci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Alphabet Board Pa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Largest 1-Bordered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Stone Gam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User Activity for the Past 30 Day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User Activity for the Past 30 Days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Longest Common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Decrease Elements To Make Array Zigza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Binary Tree Coloring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Snapshot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Longest Chunked Palindrome Decomposi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Article Views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Article View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Check If a Number Is Majority Element in a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Minimum Swaps to Group All 1's Togeth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Analyze User Website Visit Patter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String Transforms Into Another 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Day of the Yea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Number of Dice Rolls With Targe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Swap For Longest Repeated Character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Online Majority Element In Sub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Market Analysis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Market Analysi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Find Words That Can Be Formed by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Maximum Level Sum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As Far from Land as Possib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Last Substring in Lexicographical Ord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Product Price at a Given D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ingle-Row Keyboa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Design File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Minimum Cost to Connect Stick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Optimize Water Distribution in a Villa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Invalid Transac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Compare Strings by Frequency of the Smallest Charac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Remove Zero Sum Consecutive Nodes from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Dinner Plate Stack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Immediate Food Delivery 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Immediate Food Delivery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Prime Arrang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Diet Plan Perform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Can Make Palindrome from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Number of Valid Words for Each Puzz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Reformat Department Tab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Count Substrings with Only One Distinct Let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Before and After Puzz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hortest Distance to Target Col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Maximum Number of O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Distance Between Bus Stop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Day of the Wee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Maximum Subarray Sum with One Dele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Make Array Strictly Increas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Design Bounded Blocking Que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Maximum Number of Ballo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Reverse Substrings Between Each Pair of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K-Concatenation Maximum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Critical Connections in a Networ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Monthly Transactions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Tournament Winn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Fizz Buzz Multithread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How Many Apples Can You Put into the Baske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Minimum Knight Mo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Find Smallest Common Element in All Row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Minimum Time to Build Block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Minimum Absolute Differ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Ugly Number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Smallest String With Swap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Sort Items by Groups Respecting Dependenci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Last Person to Fit in the Bu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Monthly Transactions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Design Skiplis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Unique Number of Occurren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Get Equal Substrings Within Bud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Remove All Adjacent Duplicates in String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Minimum Moves to Reach Target with Rota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Queries Quality and Percenta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Team Scores in Football Tourna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Intersection of Three Sorted 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Two Sum BS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Stepping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Valid Palindrom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Minimum Cost to Move Chips to The Same Posi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Longest Arithmetic Subsequence of Given Differ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Path with Maximum Gol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Count Vowels Permut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Split a String in Balanced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Queens That Can Attack the K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Dice Roll Simul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Maximum Equal Frequenc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Report Contiguous Dat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The Dining Philosoph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Airplane Seat Assignment Probabil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Missing Number In Arithmetic Progress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Meeting Schedu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Toss Strange Coi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Divide Chocolat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Check If It Is a Straight Li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Remove Sub-Folders from the File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Replace the Substring for Balanced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Maximum Profit in Job Schedul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Web Crawl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Find Positive Integer Solution for a Given Equ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Circular Permutation in Binary Represen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Maximum Length of a Concatenated String with Unique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Tiling a Rectangle with the Fewest Squar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Number of Comments per Po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Web Crawler Multithread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Array Transform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Design A Leaderboar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Tree Diame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Palindrome Removal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Minimum Swaps to Make Strings Equ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Count Number of Nice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Minimum Remove to Make Valid Parenthes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Check If It Is a Good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Average Selling Pri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Cells with Odd Values in a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Reconstruct a 2-Row Binary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Number of Closed Isla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Maximum Score Words Formed by Lett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Encod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Smallest Common Reg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Synonymous Sent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Handshakes That Don't Cros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Shift 2D Gri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Find Elements in a Contaminated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Greatest Sum Divisible by Th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Minimum Moves to Move a Box to Their Target Loc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Page Recommend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Print Immutable Linked List in Revers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Minimum Time Visiting All Poi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Count Servers that Communic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Search Suggestions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Number of Ways to Stay in the Same Place After Some Step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All People Report to the Given Mana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Hexspea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Remove Interv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Delete Tree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Number of Ships in a Rectang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Find Winner on a Tic Tac Toe Ga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Number of Burgers with No Waste of Ingredi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Count Square Submatrices with All On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Palindrome Partitioning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Traffic Light Controlled Intersec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Students and Examinat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Subtract the Product and Sum of Digits of an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Group the People Given the Group Size They Belong T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Find the Smallest Divisor Given a Threshol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Minimum Number of Flips to Convert Binary Matrix to Zero Matrix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ind the Start and End Number of Continuous Ran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Iterator for Combin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Element Appearing More Than 25% In Sor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Remove Covered Inter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Minimum Falling Path Sum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Convert Binary Number in a Linked List to Inte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Sequential Dig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Maximum Side Length of a Square with Sum Less than or Equal to Threshol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Shortest Path in a Grid with Obstacles Elimin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Weather Type in Each Count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Find Numbers with Even Number of Dig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Divide Array in Sets of K Consecutive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Maximum Number of Occurrences of a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Maximum Candies You Can Get from Box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Replace Elements with Greatest Element on Right Sid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Sum of Mutated Array Closest to Tar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Number of Paths with Max Sco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Deepest Leaves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Find the Team Siz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Find N Unique Integers Sum up to Zero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All Elements in Two Binary Search Tr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Jump Game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Verbal Arithmetic Puzz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Running Total for Different Gend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Decrypt String from Alphabet to Integer Mapp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XOR Queries of a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Get Watched Videos by Your Fri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Minimum Insertion Steps to Make a String Palindro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Decompress Run-Length Encod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Matrix Block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Sum of Nodes with Even-Valued Grandpar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Distinct Echo Sub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Convert Integer to the Sum of Two No-Zero Integ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Minimum Flips to Make a OR b Equal to c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Number of Operations to Make Network Connect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Minimum Distance to Type a Word Using Two Fing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Restaurant Grow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Ads Performa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Maximum 69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Print Words Verticall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Delete Leaves With a Given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Minimum Number of Taps to Open to Water a Garde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List the Products Ordered in a Perio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Break a Palindro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Sort the Matrix Diagonall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Reverse Subarray To Maximize Array Valu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Rank Transform of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Remove Palindromic Subsequen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Filter Restaurants by Vegan-Friendly, Price and Dis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Find the City With the Smallest Number of Neighbors at a Threshold Dis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Minimum Difficulty of a Job Schedu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Number of Transactions per Visi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The K Weakest Rows in a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Reduce Array Size to The Half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Maximum Product of Splitted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Jump Game 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Movie Ra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Number of Steps to Reduce a Number to Zero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Number of Sub-arrays of Size K and Average Greater than or Equal to Threshol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Angle Between Hands of a Cloc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Jump Game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Check If N and Its Double Ex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Minimum Number of Steps to Make Two Strings Anagra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Tweet Counts Per Frequenc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Maximum Students Taking Ex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Students With Invalid Depart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Count Negative Numbers in a Sorted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Product of the Last K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Maximum Number of Events That Can Be Attend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Construct Target Array With Multiple Sum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Activity Participa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Sort Integers by The Number of 1 B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Apply Discount Every n Ord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Number of Substrings Containing All Three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Count All Valid Pickup and Delivery Op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Number of Days Between Two Dat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Validate Binary Tree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Closest Divis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Largest Multiple of Th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Number of Trusted Contacts of a Custom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How Many Numbers Are Smaller Than the Current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Rank Teams by Vo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Linked List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Minimum Cost to Make at Least One Valid Path in a Gri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Get the Second Most Recent Activit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Increasing Decreasing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Find the Longest Substring Containing Vowels in Even Cou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Longest ZigZag Path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Maximum Sum BST in Bin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Generate a String With Characters That Have Odd Cou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Bulb Switcher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Time Needed to Inform All Employe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rog Position After T Secon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Replace Employee ID With The Unique Identifi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Find a Corresponding Node of a Binary Tree in a Clone of That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Lucky Numbers in a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Design a Stack With Increment Oper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Balance a Binary Search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Maximum Performance of a Tea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Total Sales Amount by Yea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Find the Distance Value Between Two 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Cinema Seat Alloc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Sort Integers by The Power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Pizza With 3n Sli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Create Target Array in the Given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Four Divis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Check if There is a Valid Path in a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Longest Happy Prefix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Capital Gain/Los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Find Lucky Integer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Count Number of Tea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Design Underground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Find All Good 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Customers Who Bought Products A and B but Not C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Count Largest Grou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Construct K Palindrome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Circle and Rectangle Overlapp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Reducing Dish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Minimum Subsequence in Non-Increasing Or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Number of Steps to Reduce a Number in Binary Representation to On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Longest Happy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Stone Gam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Top Travell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String Matching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Queries on a Permutation With Ke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HTML Entity Pars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Number of Ways to Paint N × 3 Gri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Find the Quiet Students in All Exam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Minimum Value to Get Positive Step by Step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Find the Minimum Number of Fibonacci Numbers Whose Sum Is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The k-th Lexicographical String of All Happy Strings of Length 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Restore The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Reformat Th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Display Table of Food Orders in a Restaura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Minimum Number of Frogs Croak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Build Array Where You Can Find The Maximum Exactly K Comparis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NPV Que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Maximum Score After Splitting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Maximum Points You Can Obtain from Car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Diagonal Travers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Constrained Subsequence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Counting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Perform String Shif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Leftmost Column with at Least a On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First Unique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Check If a String Is a Valid Sequence from Root to Leaves Path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Kids With the Greatest Number of Candi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Max Difference You Can Get From Changing an Inte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Check If a String Can Break Another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Number of Ways to Wear Different Hats to Each Other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Create a Session Bar Char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Destination Cit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Check If All 1's Are at Least Length K Places Aw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Longest Continuous Subarray With Absolute Diff Less Than or Equal to Limi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Find the Kth Smallest Sum of a Matrix With Sorted Row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Evaluate Boolean Express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Build an Array With Stack Operat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Count Triplets That Can Form Two Arrays of Equal XO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Minimum Time to Collect All Apples in a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Number of Ways of Cutting a Pizza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Apples &amp; Oran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Consecutive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Simplified Frac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Count Good Nodes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Form Largest Integer With Digits That Add up to Targe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Number of Students Doing Homework at a Given Tim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Rearrange Words in a Sent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People Whose List of Favorite Companies Is Not a Subset of Another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Maximum Number of Darts Inside of a Circular Dartboar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Active Us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Check If a Word Occurs As a Prefix of Any Word in a Sent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Maximum Number of Vowels in a Substring of Given Lengt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Pseudo-Palindromic Paths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Max Dot Product of Two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Rectangles Area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Make Two Arrays Equal by Reversing Sub-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Check If a String Contains All Binary Codes of Size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Course Schedule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Cherry Pickup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Maximum Product of Two Elements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Maximum Area of a Piece of Cake After Horizontal and Vertical Cu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Reorder Routes to Make All Paths Lead to the City Zer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Probability of a Two Boxes Having The Same Number of Distinct Ball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Calculate Sala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Find All The Lonely Nod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Shuffle the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The k Strongest Value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Design Browser Histo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Paint House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Delete N Nodes After M Nodes of a Linked Li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Final Prices With a Special Discount in a Shop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Subrectangle Que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Find Two Non-overlapping Sub-arrays Each With Target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Allocate Mailbox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Sales by Day of the Wee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Running Sum of 1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Least Number of Unique Integers after K Remov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Minimum Number of Days to Make m Bouque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Kth Ancestor of a Tree Nod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Group Sold Products By The D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Clone Binary Tree With Random Poin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XOR Operation in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Making File Names Uniq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Avoid Flood in The C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Find Critical and Pseudo-Critical Edges in Minimum Spanning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Clone N-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Average Salary Excluding the Minimum and Maximum Sala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The kth Factor of 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Longest Subarray of 1's After Deleting One El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Parallel Course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Friendly Movies Streamed Last Mont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Path Cross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Check If Array Pairs Are Divisible by 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Number of Subsequences That Satisfy the Given Sum Condi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Max Value of Equa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Design a File Sharing Syste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Countries You Can Safely Invest I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Can Make Arithmetic Progression From Sequ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Last Moment Before All Ants Fall Out of a Plan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Count Submatrices With All On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Minimum Possible Integer After at Most K Adjacent Swaps On Digi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Find Root of N-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Reformat D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Range Sum of Sorted Subarray Su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Minimum Difference Between Largest and Smallest Value in Three Mo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Stone Game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Customer Order Frequenc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Number of Good P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Number of Substrings With Only 1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Path with Maximum Probabil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Best Position for a Service Cent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Move Sub-Tree of N-Ary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Find Users With Valid E-Mai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Water Bott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Number of Nodes in the Sub-Tree With the Same Labe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Maximum Number of Non-Overlapping Sub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Find a Value of a Mysterious Function Closest to Targe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Diameter of N-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Count Odd Numbers in an Interval Rang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Number of Sub-arrays With Odd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Number of Good Ways to Split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Minimum Number of Increments on Subarrays to Form a Target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Patients With a Condi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Shuffle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Bulb Switcher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Number of Good Leaf Nodes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String Compression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The Most Recent Three Ord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Find the Index of the Large Inte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Count Good Triple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Find the Winner of an Array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Minimum Swaps to Arrange a Binary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Get the Maximum Scor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Guess the Majority in a Hidde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Kth Missing Positiv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Can Convert String in K Mov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Minimum Insertions to Balance a Parentheses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Find Longest Awesome Substr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Fix Product Name Forma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Make The String Grea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Find Kth Bit in Nth Binary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Maximum Number of Non-Overlapping Subarrays With Sum Equals Tar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Minimum Cost to Cut a Stick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The Most Similar Path in a Grap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The Most Recent Orders for Each Produc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Three Consecutive Od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Minimum Operations to Make Array Equ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Magnetic Force Between Two Bal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Minimum Number of Days to Eat N Orang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Strings Differ by One Charac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Bank Account Summ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Thousand Separato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Minimum Number of Vertices to Reach All Nod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Minimum Numbers of Function Calls to Make Target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Detect Cycles in 2D Gri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Most Visited Sector in a Circular Tra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Maximum Number of Coins You Can G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Find Latest Group of Size 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Stone Game 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Put Boxes Into the Warehouse 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Unique Orders and Customers Per Mont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Detect Pattern of Length M Repeated K or More Tim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Maximum Length of Subarray With Positive Produc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Minimum Number of Days to Disconnect Islan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Number of Ways to Reorder Array to Get Same BS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Dot Product of Two Sparse Vect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Warehouse Manag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Matrix Diagonal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Number of Ways to Split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Shortest Subarray to be Removed to Make Array Sort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Count All Possible Rout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Replace All ?'s to Avoid Consecutive Repeating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Number of Ways Where Square of Number Is Equal to Product of Two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Minimum Deletion Cost to Avoid Repeating Let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Remove Max Number of Edges to Keep Graph Fully Traversab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Put Boxes Into the Warehous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Customer Who Visited but Did Not Make Any Transact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Special Positions in a Binary Matri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Count Unhappy Fri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Min Cost to Connect All Poi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string">
            <text:p>Check If String Is Transformable With Substring Sort Opera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Binary Search Tree Iterator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Bank Account Summary II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Sum of All Odd Length Subarray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Maximum Sum Obtained of Any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Make Sum Divisible by 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Strange Printer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Rearrange Spaces Between Wor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Split a String Into the Max Number of Unique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Maximum Non Negative Product in a Matri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Minimum Cost to Connect Two Groups of Poin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The Most Frequently Ordered Products for Each Custom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Build Binary Expression Tree From Infix Express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Crawler Log Fold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Maximum Profit of Operating a Centennial Whee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Throne Inherita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Maximum Number of Achievable Transfer Reque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Find Nearest Right Node in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Design Parking Syste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Alert Using Same Key-Card Three or More Times in a One Hour Perio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Find Valid Matrix Given Row and Column Su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Find Servers That Handled Most Number of Reques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Sellers With No Sa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Special Array With X Elements Greater Than or Equal 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Even Odd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Maximum Number of Visible Poin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Minimum One Bit Operations to Make Integers Zer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Check If Two Expression Trees are Equival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Find the Missing I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string">
            <text:p>Maximum Nesting Depth of the Parenthes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string">
            <text:p>Maximal Network Ran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string">
            <text:p>Split Two Strings to Make Palindro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Count Subtrees With Max Distance Between Citi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Maximum Font to Fit a Sentence in a Scree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Mean of Array After Removing Some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Coordinate With Maximum Network Qual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Number of Sets of K Non-Overlapping Line Seg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Fancy 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All Valid Triplets That Can Represent a Countr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Largest Substring Between Two Equal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Lexicographically Smallest String After Applying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string">
            <text:p>Best Team With No Conflic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Graph Connectivity With Threshol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string">
            <text:p>Design an Expression Tree With Evaluate Func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Slowest Ke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Arithmetic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Path With Minimum Effor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Rank Transform of a Matrix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string">
            <text:p>Percentage of Users Attended a Contes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Add Two Polynomials Represented as Linked Lis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Hopper Company Queries 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Sort Array by Increasing Frequenc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Widest Vertical Area Between Two Points Containing No Poi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Count Substrings That Differ by One Charact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Number of Ways to Form a Target String Given a Dictiona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Check Array Formation Through Concaten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string">
            <text:p>Count Sorted Vowel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string">
            <text:p>Furthest Building You Can Rea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string">
            <text:p>Kth Smallest Instruc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Lowest Common Ancestor of a Binary Tre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Hopper Company Querie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Get Maximum in Generat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Minimum Deletions to Make Character Frequencies Uniq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Sell Diminishing-Valued Colored Bal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Create Sorted Array through Instruc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Lowest Common Ancestor of a Binary Tree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Hopper Company Queries 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Defuse the Bomb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string">
            <text:p>Minimum Deletions to Make String Balanc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Minimum Jumps to Reach Ho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string">
            <text:p>Distribute Repeating Integ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string">
            <text:p>Design an Ordered Stre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string">
            <text:p>Determine if Two Strings Are Clos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string">
            <text:p>Minimum Operations to Reduce X to Zer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Maximize Grid Happines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Correct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string">
            <text:p>Average Time of Process per Machin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Check If Two String Arrays are Equival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string">
            <text:p>Smallest String With A Given Numeric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Ways to Make a Fair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Minimum Initial Energy to Finish Task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Change the Root of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string">
            <text:p>Fix Names in a Tab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string">
            <text:p>Maximum Repeating Sub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string">
            <text:p>Merge In Between Linked Lis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Design Front Middle Back Que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Minimum Number of Removals to Make Mountain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string">
            <text:p>Richest Customer Wealt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string">
            <text:p>Find the Most Competitive Sub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Minimum Moves to Make Array Complement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string">
            <text:p>Minimize Deviation in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Lowest Common Ancestor of a Binary Tree IV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Product's Worth Over Invoi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string">
            <text:p>Goal Parser Interpre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Max Number of K-Sum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Concatenation of Consecutive Binary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string">
            <text:p>Minimum Incompatibilit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Longest Palindromic Subsequence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Invalid Twee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string">
            <text:p>Count the Number of Consistent 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string">
            <text:p>Sum of Absolute Differences in a 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string">
            <text:p>Stone Game V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elivering Boxes from Storage to Por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string">
            <text:p>Count of Matches in Tourna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Partitioning Into Minimum Number Of Deci-Binary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string">
            <text:p>Stone Game V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Maximum Height by Stacking Cuboi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Count Ways to Distribute Candi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Daily Leads and Partn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Reformat Phone Numb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Maximum Erasure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Jump Game V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Checking Existence of Edge Length Limited Path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string">
            <text:p>Number of Distinct Substrings in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Number of Calls Between Two Pers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Number of Students Unable to Eat Lunc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Average Waiting Ti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Maximum Binary String After Chan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Minimum Adjacent Swaps for K Consecutive On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Determine if String Halves Are Alik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Maximum Number of Eaten App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Where Will the Ball Fal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Maximum XOR With an Element From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Largest Subarray Length 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Biggest Window Between Visi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Maximum Units on a Truc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Count Good Meal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Ways to Split Array Into Three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Minimum Operations to Make a Subsequenc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string">
            <text:p>Sum Of Special Evenly-Spaced Elements In 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Count Apples and Orang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string">
            <text:p>Calculate Money in Leetcode Ban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Maximum Score From Removing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string">
            <text:p>Construct the Lexicographically Largest Valid Sequ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string">
            <text:p>Number Of Ways To Reconstruct A Tre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Decode XORed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Swapping Nodes in a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string">
            <text:p>Minimize Hamming Distance After Swap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string">
            <text:p>Find Minimum Time to Finish All Job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Checking Existence of Edge Length Limited Path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Number Of Rectangles That Can Form The Largest Squ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Tuple with Same Produc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Largest Submatrix With Rearrang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Cat and Mouse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string">
            <text:p>Find Followers Cou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string">
            <text:p>Shortest Path to Get Foo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The Number of Employees Which Report to Each Employ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Find the Highest Altitud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Minimum Number of People to Teach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Decode XORed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Count Ways to Make Array With Produc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Latest Time by Replacing Hidden Digi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Change Minimum Characters to Satisfy One of Three Condi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Find Kth Largest XOR Coordinate Val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Building Box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Find Distance in a Binary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string">
            <text:p>Find Total Time Spent by Each Employ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Maximum Number of Balls in a Box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Restore the Array From Adjacent Pai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string">
            <text:p>Can You Eat Your Favorite Candy on Your Favorite Day?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string">
            <text:p>Palindrome Partitioning IV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string">
            <text:p>Maximum Subarray Sum After One Oper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Leetflex Banned Accou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Sum of Unique Ele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Maximum Absolute Sum of Any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string">
            <text:p>Minimum Length of String After Deleting Similar E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Maximum Number of Events That Can Be Attended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Check if Array Is Sorted and Rotate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string">
            <text:p>Maximum Score From Removing Ston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string">
            <text:p>Largest Merge Of Two 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Closest Subsequence S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string">
            <text:p>Design Most Recently Used Queu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Recyclable and Low Fat Produc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Minimum Changes To Make Alternating Binary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string">
            <text:p>Count Number of Homogenous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Minimum Limit of Balls in a Ba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Minimum Degree of a Connected Trio in a Grap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string">
            <text:p>Buildings With an Ocean View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Longest Nice Sub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string">
            <text:p>Form Array by Concatenating Subarrays of Another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Map of Highest Pea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string">
            <text:p>Tree of Coprim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Find the Subtasks That Did Not Execut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Merge Strings Alternatel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Minimum Number of Operations to Move All Balls to Each Bo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string">
            <text:p>Maximum Score from Performing Multiplication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string">
            <text:p>Maximize Palindrome Length From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Sort Features by Popularit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string">
            <text:p>Count Items Matching a Ru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Closest Dessert Co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Equal Sum Arrays With Minimum Number of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Car Fleet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Product's Price for Each Sto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Shortest Path in a Hidden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Find Nearest Point That Has the Same X or Y Coordinat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Check if Number is a Sum of Powers of Th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Sum of Beauty of All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Count Pairs Of Nod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Grand Slam Tit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Check if Binary String Has at Most One Segment of On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Minimum Elements to Add to Form a Given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Number of Restricted Paths From First to Last Nod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Make the XOR of All Segments Equal to Zero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string">
            <text:p>Maximize the Beauty of the Garde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Primary Department for Each Employe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Check if One String Swap Can Make Strings Equ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string">
            <text:p>Find Center of Star Grap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Maximum Average Pass Ratio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Maximum Score of a Good Subarr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Count Pairs of Equal Substrings With Minimum Differ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string">
            <text:p>Rearrange Products Tabl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string">
            <text:p>Second Largest Digit in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Design Authentication Mana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string">
            <text:p>Maximum Number of Consecutive Values You Can Mak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Maximize Score After N Opera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Maximum Ascending Subarray Su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Number of Orders in the Backlo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Maximum Value at a Given Index in a Bound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Count Pairs With XOR in a Ran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Implement Trie II (Prefix Tree)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Number of Different Integers in a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Minimum Number of Operations to Reinitialize a Permut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Evaluate the Bracket Pairs of a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Maximize Number of Nice Diviso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Ad-Free Session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Minimum Path Cost in a Hidden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Find Interview Candida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Determine Color of a Chessboard Squar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Sentence Similarity I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Count Nice Pairs in a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Maximum Number of Groups Getting Fresh Donu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Truncate Sent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Finding the Users Active Minut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Minimum Absolute Sum Differenc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Number of Different Subsequences GC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Maximum Number of Accepted Invit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string">
            <text:p>Find Customers With Positive Revenue this Yea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Sign of the Product of a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Find the Winner of the Circular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Minimum Sideway Jump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Finding MK Averag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Faulty Senso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Minimum Operations to Make the Array Increas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Queries on Number of Points Inside a Circl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Maximum XOR for Each Que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Minimum Number of Operations to Make String Sorte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Maximum Transaction Each D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Check if the Sentence Is Pangram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Maximum Ice Cream Ba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Single-Threaded CPU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Find XOR Sum of All Pairs Bitwise AN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Remove Duplicates From an Unsorted Linked Li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Sum of Digits in Base K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Frequency of the Most Frequent Elemen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Longest Substring Of All Vowels in Ord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Maximum Building Heigh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League Statistic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Next Palindrome Using Same Digi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Suspicious Bank Accou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Replace All Digits with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eat Reservation Manag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Maximum Element After Decreasing and Rearrang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Closest Roo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Minimum Distance to the Target Elemen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Splitting a String Into Descending Consecutive Valu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Minimum Adjacent Swaps to Reach the Kth Smallest Numb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Minimum Interval to Include Each Que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Distinct Numbers in Each Sub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Convert Date Forma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Maximum Population Yea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Maximum Distance Between a Pair of Valu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Maximum Subarray Min-Produc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string">
            <text:p>Largest Color Value in a Directed Grap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ongest Word With All Prefix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Sorting the Sentenc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Incremental Memory Lea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Rotating the Box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Sum of Floored Pai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Sum of All Subset XOR Total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inimum Number of Swaps to Make the Binary String Alterna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Finding Pairs With a Certain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Number of Ways to Rearrange Sticks With K Sticks Visibl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Orders With Maximum Quantity Above Averag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Product of Two Run-Length Encoded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Longer Contiguous Segments of Ones than Zero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Minimum Speed to Arrive on Ti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Jump Game V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Stone Game VI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Calculate Special Bonu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Minimize Product Sum of Two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Group Employees of the Same Salar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Substrings of Size Three with Distinct Characte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inimize Maximum Pair Sum in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Get Biggest Three Rhombus Sums in a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Minimum XOR Sum of Two Array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Check if Word Equals Summation of Two Word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Maximum Value after Inser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Process Tasks Using Serv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Minimum Skips to Arrive at Meeting On Ti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Egg Drop With 2 Eggs and N Flo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Count Pairs in Two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Determine Whether Matrix Can Be Obtained By Ro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Reduction Operations to Make the Array Elements Equ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Minimum Number of Flips to Make the Binary String Alterna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Minimum Space Wasted From Packaging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The Latest Login in 2020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Cutting Ribb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Page Recommendations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Check if All the Integers in a Range Are Covere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Find the Student that Will Replace the Chal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argest Magic Squar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inimum Cost to Change the Final Value of Express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Redistribute Characters to Make All Strings Equal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aximum Number of Removable Charac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erge Triplets to Form Target Triple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The Earliest and Latest Rounds Where Players Compet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Find a Peak Element II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Depth of BST Given Insertion Orde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Largest Odd Number in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The Number of Full Rounds You Have Play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Count Sub Island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Minimum Absolute Difference Que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Count Salary Categori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Game of Ni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Remove One Element to Make the Array Strictly Increas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Remove All Occurrences of a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aximum Alternating Subsequence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Design Movie Rental Syst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Maximum Product Difference Between Two Pai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Cyclically Rotating a Gri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string">
            <text:p>Number of Wonderful Substri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Count Ways to Build Rooms in an Ant Colon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Leetcodify Friends Recommendation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Kth Smallest Subarray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Leetcodify Similar Friend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Build Array from Permut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Eliminate Maximum Number of Monst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Count Good Numb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Longest Common Subpath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Erect the Fence II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Count Square Sum Tripl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string">
            <text:p>Nearest Exit from Entrance in Maz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Sum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Minimum Cost to Reach Destination in Tim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Concatenation of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Unique Length-3 Palindromic Subsequenc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string">
            <text:p>Painting a Grid With Three Different Colo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Merge BSTs to Create Single BST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Check if String Is Decomposable Into Value-Equal Substring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Confirmation Rat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Maximum Number of Words You Can Type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Add Minimum Number of Rung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string">
            <text:p>Maximum Number of Points with Cost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Maximum Genetic Difference Quer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string">
            <text:p>Users That Actively Request Confirmation Messag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Longest Common Subsequence Between Sorted 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Check if All Characters Have Equal Number of Occurrenc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The Number of the Smallest Unoccupied Chair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Describe the Paint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Number of Visible People in a Queue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Sum of Digits of String After Conver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Largest Number After Mutating Sub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Maximum Compatibility Score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Delete Duplicate Folders in Syste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Strong Friendship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Maximum of Minimum Values in All Subarray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All the Pairs With the Maximum Number of Common Followe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Three Divisor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string">
            <text:p>Maximum Number of Weeks for Which You Can Work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Minimum Garden Perimeter to Collect Enough Apple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Count Number of Special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Minimum Time For K Virus Variants to Spread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Delete Characters to Make Fancy String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Check if Move is Leg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Minimum Total Space Wasted With K Resizing Operation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Maximum Product of the Length of Two Palindromic Substring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Check If String Is a Prefix of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Remove Stones to Minimize the Tota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Minimum Number of Swaps to Make the String Balance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Find the Longest Valid Obstacle Course at Each Position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Employees With Missing Information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Binary Searchable Numbers in an Unsorted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string">
            <text:p>Number of Strings That Appear as Substrings in Word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Array With Elements Not Equal to Average of Neighbor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Minimum Non-Zero Product of the Array El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Last Day Where You Can Still Cros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ind if Path Exists in Graph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First and Last Call On the Same Day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Count Nodes Equal to Sum of Descenda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string">
            <text:p>Minimum Time to Type Word Using Special Typewriter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Maximum Matrix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Number of Ways to Arrive at Destination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Number of Ways to Separate Number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Employees Whose Manager Left the Compan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string">
            <text:p>Find Greatest Common Divisor of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Find Unique Binary Strin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Minimize the Difference Between Target and Chosen Element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Find Array Given Subset Sum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Widest Pair of Indices With Equal Range Sum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Minimum Difference Between Highest and Lowest of K Score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Find the Kth Largest Integer in the Array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Minimum Number of Work Sessions to Finish the Task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Number of Unique Good Subsequence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ind Cutoff Score for Each School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aximum Number of People That Can Be Caught in Tag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Count the Number of Experimen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ind the Middle Index in Array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ind All Groups of Farmland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Operations on Tre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Number of Good Subsets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Count Special Quadruplets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he Number of Weak Characters in the Game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irst Day Where You Have Been in All the Rooms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CD Sort of an Array</text:p>
          </table:table-cell>
          <table:table-cell office:value-type="string">
            <text:p>Hard</text:p>
          </table:table-cell>
        </table:table-row>
      </table:table>
      <table:database-ranges>
        <table:database-range table:target-range-address="'Çalışma Sayfası3'.A2:'Çalışma Sayfası3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06.09.2021</text:date>, <text:time>13:25:1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03:42:19.77</meta:creation-date>
    <dc:date>2021-09-06T13:25:10.09</dc:date>
    <meta:editing-duration>PT53M29S</meta:editing-duration>
    <meta:editing-cycles>13</meta:editing-cycles>
    <meta:generator>OpenOffice/4.1.8$Win32 OpenOffice.org_project/418m3$Build-9803</meta:generator>
    <meta:document-statistic meta:table-count="1" meta:cell-count="5997" meta:object-count="0"/>
  </office:meta>
</office:document-meta>
</file>